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11pt double-thin #000000" style:border-line-width-right="0.018cm 0.004cm 0.018cm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none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none" fo:border-left="1.11pt double-thin #000000" style:border-line-width-left="0.018cm 0.004cm 0.018cm" fo:border-right="none" fo:border-top="none"/>
    </style:style>
    <style:style style:name="ce6" style:family="table-cell" style:parent-style-name="Default">
      <style:table-cell-properties fo:border-bottom="none" fo:background-color="#000000" fo:border-left="1.11pt double-thin #000000" style:border-line-width-left="0.018cm 0.004cm 0.018cm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11pt double-thin #000000" style:border-line-width-right="0.018cm 0.004cm 0.018cm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11pt double-thin #000000" style:border-line-width-right="0.018cm 0.004cm 0.018cm" fo:border-top="none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0000" fo:border="non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4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1.11pt double-thin #000000" style:border-line-width-right="0.018cm 0.004cm 0.018cm" fo:border-top="1.11pt double-thin #000000" style:border-line-width-top="0.018cm 0.004cm 0.018cm"/>
    </style:style>
    <style:style style:name="ce19" style:family="table-cell" style:parent-style-name="Default">
      <style:table-cell-properties fo:border-bottom="none" fo:border-left="none" fo:border-right="1.11pt double-thin #000000" style:border-line-width-right="0.018cm 0.004cm 0.018cm" fo:border-top="none"/>
    </style:style>
    <style:style style:name="ce20" style:family="table-cell" style:parent-style-name="Default">
      <style:table-cell-properties fo:border-bottom="none" fo:background-color="#000000" fo:border-left="none" fo:border-right="1.11pt double-thin #000000" style:border-line-width-right="0.018cm 0.004cm 0.018cm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none"/>
      <style:paragraph-properties fo:text-align="start" fo:margin-left="0cm"/>
    </style:style>
    <style:style style:name="ce22" style:family="table-cell" style:parent-style-name="Default">
      <style:table-cell-properties fo:border-bottom="1.11pt double-thin #000000" style:border-line-width-bottom="0.018cm 0.004cm 0.018cm" fo:border-left="none" fo:border-right="1.11pt double-thin #000000" style:border-line-width-right="0.018cm 0.004cm 0.018cm" fo:border-top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none" style:text-align-source="fix" style:repeat-content="false" fo:border-left="0.74pt double-thin #000000" style:border-line-width-left="0.018cm 0.004cm 0.018cm" fo:border-right="none" fo:border-top="0.74pt double-thin #000000" style:border-line-width-top="0.018cm 0.004cm 0.018cm" style:vertical-align="middle"/>
      <style:paragraph-properties fo:text-align="center"/>
    </style:style>
    <style:style style:name="ce52" style:family="table-cell" style:parent-style-name="Default">
      <style:table-cell-properties fo:border-bottom="0.74pt double-thin #000000" style:border-line-width-bottom="0.018cm 0.004cm 0.018cm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start" fo:margin-left="0cm"/>
      <style:text-properties fo:font-size="16pt" style:font-size-asian="16pt" style:font-size-complex="16pt"/>
    </style:style>
    <style:style style:name="ce53" style:family="table-cell" style:parent-style-name="Default">
      <style:table-cell-properties fo:border-bottom="none" fo:border-left="0.74pt double-thin #000000" style:border-line-width-left="0.018cm 0.004cm 0.018cm" fo:border-right="none" fo:border-top="none"/>
    </style:style>
    <style:style style:name="ce54" style:family="table-cell" style:parent-style-name="Default">
      <style:table-cell-properties fo:border-bottom="0.74pt double-thin #000000" style:border-line-width-bottom="0.018cm 0.004cm 0.018cm" fo:border-left="0.74pt double-thin #000000" style:border-line-width-left="0.018cm 0.004cm 0.018cm" fo:border-right="none" fo:border-top="none"/>
    </style:style>
    <style:style style:name="ce55" style:family="table-cell" style:parent-style-name="Default">
      <style:table-cell-properties fo:border-bottom="none" fo:border-left="none" fo:border-right="none" fo:border-top="0.74pt double-thin #000000" style:border-line-width-top="0.018cm 0.004cm 0.018cm"/>
    </style:style>
    <style:style style:name="ce56" style:family="table-cell" style:parent-style-name="Default">
      <style:table-cell-properties fo:border-bottom="0.74pt double-thin #000000" style:border-line-width-bottom="0.018cm 0.004cm 0.018cm" fo:border-left="none" fo:border-right="none" fo:border-top="none"/>
    </style:style>
    <style:style style:name="ce57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18cm 0.004cm 0.018cm" fo:border-top="0.74pt double-thin #000000" style:border-line-width-top="0.018cm 0.004cm 0.018cm" style:vertical-align="middle"/>
      <style:paragraph-properties fo:text-align="center"/>
    </style:style>
    <style:style style:name="ce58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none" fo:border-right="0.74pt double-thin #000000" style:border-line-width-right="0.018cm 0.004cm 0.018cm" fo:border-top="none" style:vertical-align="middle"/>
      <style:paragraph-properties fo:text-align="start" fo:margin-left="0cm"/>
    </style:style>
    <style:style style:name="ce59" style:family="table-cell" style:parent-style-name="Default">
      <style:table-cell-properties fo:border-bottom="none" fo:border-left="none" fo:border-right="0.74pt double-thin #000000" style:border-line-width-right="0.018cm 0.004cm 0.018cm" fo:border-top="0.74pt double-thin #000000" style:border-line-width-top="0.018cm 0.004cm 0.018cm"/>
    </style:style>
    <style:style style:name="ce60" style:family="table-cell" style:parent-style-name="Default">
      <style:table-cell-properties fo:border-bottom="none" fo:border-left="none" fo:border-right="0.74pt double-thin #000000" style:border-line-width-right="0.018cm 0.004cm 0.018cm" fo:border-top="none"/>
    </style:style>
    <style:style style:name="ce61" style:family="table-cell" style:parent-style-name="Default">
      <style:table-cell-properties fo:border-bottom="0.74pt double-thin #000000" style:border-line-width-bottom="0.018cm 0.004cm 0.018cm" fo:border-left="none" fo:border-right="0.74pt double-thin #000000" style:border-line-width-right="0.018cm 0.004cm 0.018cm" fo:border-top="none"/>
    </style:style>
    <style:style style:name="ce62" style:family="table-cell" style:parent-style-name="Default">
      <style:table-cell-properties fo:border-bottom="none" style:text-align-source="fix" style:repeat-content="false" fo:border-left="0.74pt double-thin #000000" style:border-line-width-left="0.018cm 0.004cm 0.018cm" fo:border-right="0.74pt double-thin #000000" style:border-line-width-right="0.018cm 0.004cm 0.018cm" fo:border-top="0.74pt double-thin #000000" style:border-line-width-top="0.018cm 0.004cm 0.018cm" style:vertical-align="middle"/>
      <style:paragraph-properties fo:text-align="center"/>
    </style:style>
    <style:style style:name="ce63" style:family="table-cell" style:parent-style-name="Default">
      <style:table-cell-properties fo:border-bottom="none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start" fo:margin-left="0cm"/>
    </style:style>
    <style:style style:name="ce64" style:family="table-cell" style:parent-style-name="Default">
      <style:table-cell-properties fo:border-bottom="none" fo:border-left="0.74pt solid #000000" fo:border-right="none" fo:border-top="none"/>
    </style:style>
    <style:style style:name="ce65" style:family="table-cell" style:parent-style-name="Default">
      <style:table-cell-properties fo:border-bottom="0.74pt double-thin #000000" style:border-line-width-bottom="0.018cm 0.004cm 0.018cm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start" fo:margin-left="0cm"/>
    </style:style>
    <style:style style:name="ce66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18cm 0.004cm 0.018cm" fo:border-top="none" style:vertical-align="middle"/>
      <style:paragraph-properties fo:text-align="start" fo:margin-left="0cm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border-right="0.74pt double-thin #000000" style:border-line-width-right="0.018cm 0.004cm 0.018cm" fo:border-top="none" style:vertical-align="middle"/>
      <style:paragraph-properties fo:text-align="start" fo:margin-left="0cm"/>
    </style:style>
    <style:style style:name="ce68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none" fo:border-right="0.74pt double-thin #000000" style:border-line-width-right="0.018cm 0.004cm 0.018cm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18cm 0.004cm 0.018cm" fo:border-top="none"/>
      <style:paragraph-properties fo:text-align="center" fo:margin-left="0cm"/>
    </style:style>
    <style:style style:name="ce70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none" fo:border-right="0.74pt double-thin #000000" style:border-line-width-right="0.018cm 0.004cm 0.018cm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center"/>
    </style:style>
    <style:style style:name="ce72" style:family="table-cell" style:parent-style-name="Default">
      <style:table-cell-properties fo:border-bottom="0.74pt double-thin #000000" style:border-line-width-bottom="0.018cm 0.004cm 0.018cm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018cm 0.004cm 0.018cm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5" style:family="table-cell" style:parent-style-name="Default">
      <style:table-cell-properties fo:border-bottom="0.74pt double-thin #000000" style:border-line-width-bottom="0.018cm 0.004cm 0.018cm" style:text-align-source="fix" style:repeat-content="false" fo:wrap-option="no-wrap" fo:border-left="none" fo:border-right="none" fo:border-top="none" style:vertical-align="middle"/>
      <style:paragraph-properties fo:text-align="start" fo:margin-left="0cm"/>
    </style:style>
    <style:style style:name="ce76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18cm 0.004cm 0.018cm" fo:border-top="none" style:vertical-align="middl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ain Documentation" table:style-name="ta1">
        <table:table-column table:style-name="co1" table:default-cell-style-name="ce5"/>
        <table:table-column table:style-name="co1" table:number-columns-repeated="2" table:default-cell-style-name="ce10"/>
        <table:table-column table:style-name="co1" table:default-cell-style-name="ce16"/>
        <table:table-column table:style-name="co1" table:default-cell-style-name="ce19"/>
        <table:table-column table:style-name="co1" table:default-cell-style-name="ce7"/>
        <table:table-column table:style-name="co1" table:default-cell-style-name="ce10"/>
        <table:table-column table:style-name="co1" table:default-cell-style-name="ce19"/>
        <table:table-row table:style-name="ro1">
          <table:table-cell table:style-name="ce1" office:value-type="string" calcext:value-type="string" table:number-columns-spanned="5" table:number-rows-spanned="1">
            <text:p>PTPKG Package | Version: DEVELOPMENT</text:p>
          </table:table-cell>
          <table:covered-table-cell table:number-columns-repeated="3" table:style-name="ce9"/>
          <table:covered-table-cell table:style-name="ce18"/>
          <table:table-cell table:style-name="ce1" office:value-type="string" calcext:value-type="string" table:number-columns-spanned="3" table:number-rows-spanned="1">
            <text:p>Categories</text:p>
          </table:table-cell>
          <table:covered-table-cell table:style-name="ce9"/>
          <table:covered-table-cell table:style-name="ce18"/>
        </table:table-row>
        <table:table-row table:style-name="ro1">
          <table:table-cell table:style-name="ce2" office:value-type="string" calcext:value-type="string" table:number-columns-spanned="5" table:number-rows-spanned="1">
            <text:p>&lt;Name&gt;-&lt;Version&gt;.ptpkg.zip</text:p>
          </table:table-cell>
          <table:covered-table-cell table:number-columns-repeated="2"/>
          <table:covered-table-cell table:style-name="ce10"/>
          <table:covered-table-cell/>
          <table:table-cell office:value-type="string" calcext:value-type="string" table:number-columns-spanned="3" table:number-rows-spanned="1">
            <text:p>Tools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Files / Directories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Description</text:p>
          </table:table-cell>
          <table:covered-table-cell/>
          <table:table-cell office:value-type="string" calcext:value-type="string" table:number-columns-spanned="3" table:number-rows-spanned="1">
            <text:p>Games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/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oot of archive</text:p>
          </table:table-cell>
          <table:covered-table-cell/>
          <table:table-cell office:value-type="string" calcext:value-type="string" table:number-columns-spanned="3" table:number-rows-spanned="1">
            <text:p>Misc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&lt;Name&gt;/</text:p>
          </table:table-cell>
          <table:table-cell table:style-name="ce11" office:value-type="string" calcext:value-type="string" table:number-columns-spanned="2" table:number-rows-spanned="1">
            <text:p>&lt;assets, configs or others&gt;</text:p>
          </table:table-cell>
          <table:covered-table-cell/>
          <table:table-cell office:value-type="string" calcext:value-type="string" table:number-columns-spanned="2" table:number-rows-spanned="1">
            <text:p>Will be copied to ~/PTEC/</text:p>
          </table:table-cell>
          <table:covered-table-cell/>
          <table:table-cell office:value-type="string" calcext:value-type="string" table:number-columns-spanned="3" table:number-rows-spanned="1">
            <text:p>Communicatio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exec/</text:p>
          </table:table-cell>
          <table:table-cell table:style-name="ce11" office:value-type="string" calcext:value-type="string" table:number-columns-spanned="2" table:number-rows-spanned="1">
            <text:p>&lt;Executables&gt;</text:p>
          </table:table-cell>
          <table:covered-table-cell/>
          <table:table-cell table:style-name="ce17" office:value-type="string" calcext:value-type="string" table:number-columns-spanned="2" table:number-rows-spanned="1">
            <text:p>Dir containing executables</text:p>
          </table:table-cell>
          <table:covered-table-cell/>
          <table:table-cell office:value-type="string" calcext:value-type="string" table:number-columns-spanned="3" table:number-rows-spanned="1">
            <text:p>Hackin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ata/</text:p>
          </table:table-cell>
          <table:table-cell table:style-name="ce11" office:value-type="string" calcext:value-type="string" table:number-columns-spanned="2" table:number-rows-spanned="1">
            <text:p>ver</text:p>
          </table:table-cell>
          <table:covered-table-cell/>
          <table:table-cell office:value-type="string" calcext:value-type="string" table:number-columns-spanned="2" table:number-rows-spanned="1">
            <text:p>Version (string)</text:p>
          </table:table-cell>
          <table:covered-table-cell/>
          <table:table-cell office:value-type="string" calcext:value-type="string" table:number-columns-spanned="3" table:number-rows-spanned="1">
            <text:p>Audio</text:p>
          </table:table-cell>
          <table:covered-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desc</text:p>
          </table:table-cell>
          <table:covered-table-cell/>
          <table:table-cell office:value-type="string" calcext:value-type="string" table:number-columns-spanned="2" table:number-rows-spanned="1">
            <text:p>Description (string)</text:p>
          </table:table-cell>
          <table:covered-table-cell/>
          <table:table-cell office:value-type="string" calcext:value-type="string" table:number-columns-spanned="3" table:number-rows-spanned="1">
            <text:p>Video</text:p>
          </table:table-cell>
          <table:covered-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name</text:p>
          </table:table-cell>
          <table:covered-table-cell/>
          <table:table-cell office:value-type="string" calcext:value-type="string" table:number-columns-spanned="2" table:number-rows-spanned="1">
            <text:p>Name of program (string)</text:p>
          </table:table-cell>
          <table:covered-table-cell/>
          <table:table-cell office:value-type="string" calcext:value-type="string" table:number-columns-spanned="3" table:number-rows-spanned="1">
            <text:p>Media</text:p>
          </table:table-cell>
          <table:covered-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category</text:p>
          </table:table-cell>
          <table:covered-table-cell/>
          <table:table-cell office:value-type="string" calcext:value-type="string" table:number-columns-spanned="2" table:number-rows-spanned="1">
            <text:p>category (string)</text:p>
          </table:table-cell>
          <table:covered-table-cell/>
          <table:table-cell office:value-type="string" calcext:value-type="string" table:number-columns-spanned="3" table:number-rows-spanned="1">
            <text:p>Networking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instal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Extra-action install exe</text:p>
          </table:table-cell>
          <table:covered-table-cell/>
          <table:table-cell office:value-type="string" calcext:value-type="string" table:number-columns-spanned="3" table:number-rows-spanned="1">
            <text:p>Graphics</text:p>
          </table:table-cell>
          <table:covered-table-cell table:number-columns-repeated="2"/>
        </table:table-row>
        <table:table-row table:style-name="ro1">
          <table:table-cell table:style-name="ce6"/>
          <table:table-cell table:style-name="ce12" table:number-columns-repeated="3"/>
          <table:table-cell table:style-name="ce20"/>
          <table:table-cell office:value-type="string" calcext:value-type="string" table:number-columns-spanned="3" table:number-rows-spanned="1">
            <text:p>Design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5" table:number-rows-spanned="1">
            <text:p>Installation procedure</text:p>
          </table:table-cell>
          <table:covered-table-cell table:number-columns-repeated="2"/>
          <table:covered-table-cell table:style-name="ce10"/>
          <table:covered-table-cell/>
          <table:table-cell office:value-type="string" calcext:value-type="string" table:number-columns-spanned="3" table:number-rows-spanned="1">
            <text:p>Text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5" table:number-rows-spanned="1">
            <text:p>copy &lt;name&gt; to ~/PTEC/</text:p>
          </table:table-cell>
          <table:covered-table-cell table:number-columns-repeated="3" table:style-name="ce13"/>
          <table:covered-table-cell table:style-name="ce21"/>
          <table:table-cell office:value-type="string" calcext:value-type="string" table:number-columns-spanned="3" table:number-rows-spanned="1">
            <text:p>Documents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5" table:number-rows-spanned="1">
            <text:p>copy exec/* to ~/PTEC/base/bin</text:p>
          </table:table-cell>
          <table:covered-table-cell table:number-columns-repeated="2"/>
          <table:covered-table-cell table:style-name="ce10"/>
          <table:covered-table-cell/>
          <table:table-cell office:value-type="string" calcext:value-type="string" table:number-columns-spanned="3" table:number-rows-spanned="1">
            <text:p>Features</text:p>
          </table:table-cell>
          <table:covered-table-cell table:number-columns-repeated="2"/>
        </table:table-row>
        <table:table-row table:style-name="ro1">
          <table:table-cell table:style-name="ce8" office:value-type="string" calcext:value-type="string" table:number-columns-spanned="5" table:number-rows-spanned="1">
            <text:p>run .install</text:p>
          </table:table-cell>
          <table:covered-table-cell table:number-columns-repeated="3" table:style-name="ce14"/>
          <table:covered-table-cell table:style-name="ce22"/>
          <table:table-cell table:style-name="ce8" office:value-type="string" calcext:value-type="string" table:number-columns-spanned="3" table:number-rows-spanned="1">
            <text:p>Monitoring</text:p>
          </table:table-cell>
          <table:covered-table-cell table:style-name="ce14"/>
          <table:covered-table-cell table:style-name="ce22"/>
        </table:table-row>
        <table:table-row table:style-name="ro1">
          <table:table-cell table:style-name="ce33" office:value-type="string" calcext:value-type="string" table:number-columns-spanned="8" table:number-rows-spanned="2">
            <text:p>Current Developments: Installing packages</text:p>
          </table:table-cell>
          <table:covered-table-cell table:number-columns-repeated="7" table:style-name="Default"/>
        </table:table-row>
        <table:table-row table:style-name="ro1">
          <table:covered-table-cell table:number-columns-repeated="8" table:style-name="Default"/>
        </table:table-row>
      </table:table>
      <table:table table:name="Creating packages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reating PTPKG Files</text:p>
          </table:table-cell>
          <table:covered-table-cell table:number-columns-repeated="3" table:style-name="ce9"/>
          <table:covered-table-cell table:style-name="ce18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5" table:number-rows-spanned="1">
            <text:p>Procedure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Get user data (location of executables, assets, version, etc…)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Create assets directory (And copy assets if needed)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Create exec directory and copy executable to it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Write data entires. Ver and name must not be blank, but others can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Write extra install executable, make it executable and add shebang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8" office:value-type="string" calcext:value-type="string" table:number-columns-spanned="5" table:number-rows-spanned="1">
            <text:p>Package everything in to a .ptpkg.zip archive</text:p>
          </table:table-cell>
          <table:covered-table-cell table:number-columns-repeated="3" table:style-name="ce14"/>
          <table:covered-table-cell table:style-name="ce2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Sample cod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style-name="ce24" office:value-type="string" calcext:value-type="string" table:number-columns-spanned="17" table:number-rows-spanned="45">
            <text:p>#!/usr/bin/env python3</text:p>
            <text:p/>
            <text:p>import os</text:p>
            <text:p/>
            <text:p>name = input('Package Name: ')</text:p>
            <text:p>    </text:p>
            <text:p>ver = input('Package Version: ')</text:p>
            <text:p/>
            <text:p>desc = input('Descrpition (can be blank!):')</text:p>
            <text:p/>
            <text:p>category = input('Category. Valid options:\nTools\nGames\nMisc\nCommunication\nHacking\nAudio\nVideo\nMedia\nNetworking\nGraphics\nDesign\nText\nDocuments\nFeatures\nMonitoring\n\nCategory (can be blank!): ')</text:p>
            <text:p/>
            <text:p>execs = input('Path to executable: ')</text:p>
            <text:p/>
            <text:p>assets = input('Path to directory containig assets (Leave blank for no assets): ')</text:p>
            <text:p/>
            <text:p>if input('Creating Package At ./, OK?\n[y/n]') == 'y':</text:p>
            <text:p>    ...</text:p>
            <text:p>else:</text:p>
            <text:p>    print('Exiting...')</text:p>
            <text:p>    exit()</text:p>
            <text:p/>
            <text:p>os.system('mkdir ' + name) # Assets</text:p>
            <text:p>if assets:</text:p>
            <text:p>    os.system('cp ' + assets + '/* ./' + name + '/')</text:p>
            <text:p>else:</text:p>
            <text:p>    print('creating blank assets directory')</text:p>
            <text:p/>
            <text:p>os.system('mkdir ./exec') # Exec</text:p>
            <text:p>os.system('cp ' + execs + ' ./exec')</text:p>
            <text:p/>
            <text:p>os.system('mkdir ./data/') # Data entries</text:p>
            <text:p>os.system('echo \'' + ver + '\' &gt; ./data/ver')</text:p>
            <text:p>os.system('echo \'' + name + '\' &gt; ./data/name')</text:p>
            <text:p>os.system('echo \'' + desc + '\' &gt; ./data/desc')</text:p>
            <text:p>os.system('echo \'' + category + '\' &gt; ./data/category')</text:p>
            <text:p/>
            <text:p>os.system('echo \"#!/bin/bash\" &gt; ./install') # Extra install executable</text:p>
            <text:p>os.system('chmod 777 ./install')</text:p>
            <text:p/>
            <text:p>os.system('zip -r \'' + name + '.ptpkg.zip\' ./* -i \*')</text:p>
            <text:p/>
            <text:p>print('Package Created at ' + name + '.ptpkg.zip!')</text:p>
          </table:table-cell>
          <table:covered-table-cell table:number-columns-repeated="16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</table:table>
      <table:table table:name="Installing packages" table:style-name="ta1">
        <table:table-column table:style-name="co1" table:default-cell-style-name="ce7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nstalling PTPKG packages </text:p>
          </table:table-cell>
          <table:covered-table-cell table:number-columns-repeated="3" table:style-name="ce9"/>
          <table:covered-table-cell table:style-name="ce18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5" table:number-rows-spanned="1">
            <text:p>Procedure</text:p>
          </table:table-cell>
          <table:covered-table-cell table:number-columns-repeated="3"/>
          <table:covered-table-cell table:style-name="ce19"/>
          <table:table-cell table:number-columns-repeated="6"/>
        </table:table-row>
        <table:table-row table:style-name="ro1">
          <table:table-cell office:value-type="string" calcext:value-type="string" table:number-columns-spanned="5" table:number-rows-spanned="1">
            <text:p>Check existance of ~/PTEC/ and exit it if not</text:p>
          </table:table-cell>
          <table:covered-table-cell table:number-columns-repeated="3"/>
          <table:covered-table-cell table:style-name="ce19"/>
          <table:table-cell table:number-columns-repeated="6"/>
        </table:table-row>
        <table:table-row table:style-name="ro1">
          <table:table-cell office:value-type="string" calcext:value-type="string" table:number-columns-spanned="5" table:number-rows-spanned="1">
            <text:p>Clear ~/PTEC/base/tmp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office:value-type="string" calcext:value-type="string" table:number-columns-spanned="5" table:number-rows-spanned="1">
            <text:p>Get 1<text:span text:style-name="T1">st</text:span> repo link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 table:number-columns-spanned="5" table:number-rows-spanned="1">
            <text:p>Decide wheather link is file path or http/https URL 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 table:number-columns-spanned="5" table:number-rows-spanned="1">
            <text:p>download/copy (accordingly) to ~/PTEC/base/pkg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 table:number-columns-spanned="5" table:number-rows-spanned="1">
            <text:p>Unzip package to ~/PTEC/base/tmp</text:p>
          </table:table-cell>
          <table:covered-table-cell table:number-columns-repeated="4"/>
          <table:table-cell/>
          <table:table-cell table:style-name="ce11"/>
          <table: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Copy assets dir to ~/PTEC</text:p>
          </table:table-cell>
          <table:covered-table-cell table:number-columns-repeated="3"/>
          <table:covered-table-cell table:style-name="ce19"/>
          <table:table-cell/>
          <table:table-cell table:style-name="ce11"/>
          <table: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Copy exec/* to ~/PTEC/base/bin</text:p>
          </table:table-cell>
          <table:covered-table-cell table:number-columns-repeated="3"/>
          <table:covered-table-cell table:style-name="ce19"/>
          <table:table-cell/>
          <table:table-cell table:style-name="ce11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5" table:number-rows-spanned="1">
            <text:p>Exit kindly</text:p>
          </table:table-cell>
          <table:covered-table-cell table:number-columns-repeated="3" table:style-name="ce14"/>
          <table:covered-table-cell table:style-name="ce22"/>
          <table:table-cell/>
          <table:table-cell table:style-name="ce11"/>
          <table:table-cell table:number-columns-repeated="4"/>
        </table:table-row>
        <table:table-row table:style-name="ro1">
          <table:table-cell table:style-name="ce50" office:value-type="string" calcext:value-type="string" table:number-columns-spanned="5" table:number-rows-spanned="6">
            <text:p>Check PKGLIST !!!! <text:s/>! !!! ! !! ! !</text:p>
          </table:table-cell>
          <table:covered-table-cell table:number-columns-repeated="4"/>
          <table:table-cell/>
          <table:table-cell table:style-name="ce11"/>
          <table:table-cell table:number-columns-repeated="3"/>
          <table:table-cell table:style-name="ce10"/>
        </table:table-row>
        <table:table-row table:style-name="ro1">
          <table:covered-table-cell table:style-name="Default"/>
          <table:covered-table-cell table:number-columns-repeated="4"/>
          <table:table-cell table:number-columns-repeated="6"/>
        </table:table-row>
        <table:table-row table:style-name="ro1">
          <table:covered-table-cell table:style-name="Default"/>
          <table:covered-table-cell table:number-columns-repeated="4"/>
          <table:table-cell table:number-columns-repeated="6"/>
        </table:table-row>
        <table:table-row table:style-name="ro1">
          <table:covered-table-cell table:style-name="Default"/>
          <table:covered-table-cell table:number-columns-repeated="4"/>
          <table:table-cell table:number-columns-repeated="6"/>
        </table:table-row>
        <table:table-row table:style-name="ro1">
          <table:covered-table-cell table:style-name="Default"/>
          <table:covered-table-cell table:number-columns-repeated="4"/>
          <table:table-cell table:number-columns-repeated="6"/>
        </table:table-row>
        <table:table-row table:style-name="ro1">
          <table:covered-table-cell table:style-name="Default"/>
          <table:covered-table-cell table:number-columns-repeated="4"/>
          <table:table-cell table:number-columns-repeated="6"/>
        </table:table-row>
      </table:table>
      <table:table table:name="Setting up PTEC directory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etting up ~/PTEC</text:p>
          </table:table-cell>
          <table:covered-table-cell table:number-columns-repeated="3" table:style-name="ce9"/>
          <table:covered-table-cell table:style-name="ce1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Procedure</text:p>
          </table:table-cell>
          <table:covered-table-cell table:number-columns-repeated="3"/>
          <table:covered-table-cell table:style-name="ce1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</text:p>
          </table:table-cell>
          <table:covered-table-cell table:number-columns-repeated="3"/>
          <table:covered-table-cell table:style-name="ce1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</text:p>
          </table:table-cell>
          <table:covered-table-cell table:number-columns-repeated="3"/>
          <table:covered-table-cell table:style-name="ce1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bin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tmp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lib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pkg</text:p>
          </table:table-cell>
          <table:covered-table-cell table:number-columns-repeated="3"/>
          <table:covered-table-cell table:style-name="ce1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config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Add repos to ~/PTEC/base/config/repolist (See repository page here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5" table:number-rows-spanned="1">
            <text:p>echo ‘export PATH="$HOME/PTEC/base/bin:$PATH" ‘ &gt; /etc/profile</text:p>
          </table:table-cell>
          <table:covered-table-cell table:number-columns-repeated="3" table:style-name="ce14"/>
          <table:covered-table-cell table:style-name="ce22"/>
          <table:table-cell table:number-columns-repeated="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</table:table-row>
      </table:table>
      <table:table table:name="Usefull commands" table:style-name="ta1">
        <table:table-column table:style-name="co1" table:default-cell-style-name="ce51"/>
        <table:table-column table:style-name="co1" table:number-columns-repeated="5" table:default-cell-style-name="ce55"/>
        <table:table-column table:style-name="co1" table:default-cell-style-name="ce57"/>
        <table:table-column table:style-name="co1" table:default-cell-style-name="ce59"/>
        <table:table-row table:style-name="ro1">
          <table:table-cell office:value-type="string" calcext:value-type="string" table:number-columns-spanned="6" table:number-rows-spanned="1">
            <text:p>Command</text:p>
          </table:table-cell>
          <table:covered-table-cell table:number-columns-repeated="5"/>
          <table:table-cell office:value-type="string" calcext:value-type="string" table:number-columns-spanned="2" table:number-rows-spanned="1">
            <text:p>Description</text:p>
          </table:table-cell>
          <table:covered-table-cell/>
        </table:table-row>
        <table:table-row table:style-name="ro1">
          <table:table-cell table:style-name="ce52" office:value-type="string" calcext:value-type="string" table:number-columns-spanned="6" table:number-rows-spanned="3">
            <text:p>zip -r filename.zip ./* -i \*</text:p>
          </table:table-cell>
          <table:covered-table-cell table:number-columns-repeated="5" table:style-name="Default"/>
          <table:table-cell table:style-name="ce58" office:value-type="string" calcext:value-type="string" table:number-columns-spanned="2" table:number-rows-spanned="3">
            <text:p>Make zip file of all directories and files in current directory</text:p>
          </table:table-cell>
          <table:covered-table-cell table:style-name="ce60"/>
        </table:table-row>
        <table:table-row table:style-name="ro1">
          <table:covered-table-cell table:style-name="ce53"/>
          <table:covered-table-cell table:number-columns-repeated="6" table:style-name="Default"/>
          <table:covered-table-cell table:style-name="ce60"/>
        </table:table-row>
        <table:table-row table:style-name="ro1">
          <table:covered-table-cell table:style-name="ce54"/>
          <table:covered-table-cell table:number-columns-repeated="6" table:style-name="ce56"/>
          <table:covered-table-cell table:style-name="ce61"/>
        </table:table-row>
      </table:table>
      <table:table table:name="Repositories" table:style-name="ta1">
        <table:table-column table:style-name="co1" table:number-columns-repeated="15" table:default-cell-style-name="Default"/>
        <table:table-row table:style-name="ro1">
          <table:table-cell table:style-name="ce62" office:value-type="string" calcext:value-type="string" table:number-columns-spanned="5" table:number-rows-spanned="1">
            <text:p>How a Repository Works</text:p>
          </table:table-cell>
          <table:covered-table-cell table:number-columns-repeated="3" table:style-name="ce55"/>
          <table:covered-table-cell table:style-name="ce59"/>
          <table:table-cell table:style-name="ce62" office:value-type="string" calcext:value-type="string" table:number-columns-spanned="10" table:number-rows-spanned="1">
            <text:p>PTEC Repositories</text:p>
          </table:table-cell>
          <table:covered-table-cell table:number-columns-repeated="5" table:style-name="ce55"/>
          <table:covered-table-cell table:style-name="ce73"/>
          <table:covered-table-cell table:style-name="ce55"/>
          <table:covered-table-cell table:style-name="ce59"/>
          <table:covered-table-cell/>
        </table:table-row>
        <table:table-row table:style-name="ro1">
          <table:table-cell table:style-name="ce63" office:value-type="string" calcext:value-type="string" table:number-columns-spanned="3" table:number-rows-spanned="1">
            <text:p>/</text:p>
          </table:table-cell>
          <table:covered-table-cell table:number-columns-repeated="2"/>
          <table:table-cell table:style-name="ce66" office:value-type="string" calcext:value-type="string" table:number-columns-spanned="2" table:number-rows-spanned="1">
            <text:p>Root of the repo</text:p>
          </table:table-cell>
          <table:covered-table-cell table:style-name="ce69"/>
          <table:table-cell table:style-name="ce71" office:value-type="string" calcext:value-type="string" table:number-columns-spanned="6" table:number-rows-spanned="1">
            <text:p>URL To Repo</text:p>
          </table:table-cell>
          <table:covered-table-cell table:number-columns-repeated="5"/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style-name="ce76" office:value-type="string" calcext:value-type="string" table:number-columns-spanned="2" table:number-rows-spanned="1">
            <text:p>PTRepocode</text:p>
          </table:table-cell>
          <table:covered-table-cell/>
        </table:table-row>
        <table:table-row table:style-name="ro1">
          <table:table-cell table:style-name="ce63" office:value-type="string" calcext:value-type="string" table:number-columns-spanned="3" table:number-rows-spanned="3">
            <text:p>&lt;Packages&gt;</text:p>
          </table:table-cell>
          <table:covered-table-cell table:number-columns-repeated="2"/>
          <table:table-cell table:style-name="ce67" office:value-type="string" calcext:value-type="string" table:number-columns-spanned="2" table:number-rows-spanned="3">
            <text:p>Any packages (Must follow package naming scheme! See ‘Main Documentation’)</text:p>
          </table:table-cell>
          <table:covered-table-cell table:style-name="ce60"/>
          <table:table-cell table:style-name="ce72" office:value-type="string" calcext:value-type="string" table:number-columns-spanned="6" table:number-rows-spanned="2">
            <text:p><text:a xlink:href="https://raw.githubusercontent.com/PTEC-Repository/Main-repo/master/" xlink:type="simple">https://raw.githubusercontent.com/PTEC-Repository/Main-repo/master/</text:a></text:p>
          </table:table-cell>
          <table:covered-table-cell table:number-columns-repeated="5"/>
          <table:table-cell table:style-name="ce75" office:value-type="string" calcext:value-type="string" table:number-columns-spanned="2" table:number-rows-spanned="2">
            <text:p>Main PTEC Repository</text:p>
          </table:table-cell>
          <table:covered-table-cell table:style-name="ce10"/>
          <table:table-cell table:style-name="ce68" office:value-type="string" calcext:value-type="string" table:number-columns-spanned="2" table:number-rows-spanned="2">
            <text:p>PTOFFICIAL-MAIN-5/21/20</text:p>
          </table:table-cell>
          <table:covered-table-cell/>
        </table:table-row>
        <table:table-row table:style-name="ro3">
          <table:covered-table-cell table:number-columns-repeated="5"/>
          <table:covered-table-cell table:style-name="ce54"/>
          <table:covered-table-cell table:number-columns-repeated="7" table:style-name="ce56"/>
          <table:covered-table-cell table:style-name="ce61"/>
          <table:covered-table-cell/>
        </table:table-row>
        <table:table-row table:style-name="ro1">
          <table:covered-table-cell table:number-columns-repeated="5"/>
          <table:table-cell table:number-columns-repeated="10"/>
        </table:table-row>
        <table:table-row table:style-name="ro1">
          <table:table-cell table:style-name="ce63" office:value-type="string" calcext:value-type="string" table:number-columns-spanned="3" table:number-rows-spanned="3">
            <text:p>PKGList</text:p>
          </table:table-cell>
          <table:covered-table-cell table:number-columns-repeated="2"/>
          <table:table-cell table:style-name="ce67" office:value-type="string" calcext:value-type="string" table:number-columns-spanned="2" table:number-rows-spanned="3">
            <text:p>Lines: &lt;package name&gt; &lt;package version&gt; &lt;package filename&gt;</text:p>
          </table:table-cell>
          <table:covered-table-cell table:style-name="ce60"/>
          <table:table-cell table:number-columns-repeated="10"/>
        </table:table-row>
        <table:table-row table:style-name="ro1">
          <table:covered-table-cell table:style-name="ce64"/>
          <table:covered-table-cell table:number-columns-repeated="3"/>
          <table:covered-table-cell table:style-name="ce60"/>
          <table:table-cell table:number-columns-repeated="10"/>
        </table:table-row>
        <table:table-row table:style-name="ro1">
          <table:covered-table-cell table:style-name="ce64"/>
          <table:covered-table-cell table:number-columns-repeated="3"/>
          <table:covered-table-cell table:style-name="ce60"/>
          <table:table-cell table:number-columns-repeated="10"/>
        </table:table-row>
        <table:table-row table:style-name="ro1">
          <table:table-cell table:style-name="ce65" office:value-type="string" calcext:value-type="string" table:number-columns-spanned="3" table:number-rows-spanned="3">
            <text:p>PTRepocode</text:p>
          </table:table-cell>
          <table:covered-table-cell table:number-columns-repeated="2" table:style-name="ce56"/>
          <table:table-cell table:style-name="ce68" office:value-type="string" calcext:value-type="string" table:number-columns-spanned="2" table:number-rows-spanned="3">
            <text:p>&lt;class&gt;-&lt;name&gt;-&lt;date officially created&gt;</text:p>
          </table:table-cell>
          <table:covered-table-cell table:style-name="ce70"/>
          <table:table-cell table:number-columns-repeated="10"/>
        </table:table-row>
        <table:table-row table:style-name="ro1">
          <table:covered-table-cell table:number-columns-repeated="5"/>
          <table:table-cell table:number-columns-repeated="10"/>
        </table:table-row>
        <table:table-row table:style-name="ro1">
          <table:covered-table-cell table:number-columns-repeated="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4:34:12.602150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4:57:47.383667660</meta:creation-date>
    <dc:date>2020-05-22T02:09:25.812843379</dc:date>
    <meta:editing-duration>PT11H50M44S</meta:editing-duration>
    <meta:editing-cycles>32</meta:editing-cycles>
    <meta:generator>LibreOffice/6.4.3.2$Linux_X86_64 LibreOffice_project/40$Build-2</meta:generator>
    <meta:document-statistic meta:table-count="6" meta:cell-count="98" meta:object-count="0"/>
  </office:meta>
</office:document-meta>
</file>